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loext:graphic-properties draw:fill-gradient-name="gradient" draw:fill-hatch-name="hatch"/>
      <style:paragraph-properties fo:line-height="200%"/>
      <style:text-properties style:font-name="Times New Roman" officeooo:rsid="001f393b" officeooo:paragraph-rsid="001f393b"/>
    </style:style>
    <style:style style:name="P2" style:family="paragraph" style:parent-style-name="Standard">
      <loext:graphic-properties draw:fill-gradient-name="gradient" draw:fill-hatch-name="hatch"/>
      <style:paragraph-properties fo:line-height="200%" fo:text-align="center" style:justify-single-word="false"/>
      <style:text-properties style:font-name="Times New Roman" officeooo:rsid="001f393b" officeooo:paragraph-rsid="001f393b"/>
    </style:style>
    <style:style style:name="P3" style:family="paragraph" style:parent-style-name="Standard">
      <loext:graphic-properties draw:fill-gradient-name="gradient" draw:fill-hatch-name="hatch"/>
      <style:paragraph-properties fo:line-height="200%" fo:text-align="start" style:justify-single-word="false"/>
      <style:text-properties style:font-name="Times New Roman" officeooo:rsid="001f393b" officeooo:paragraph-rsid="001f393b"/>
    </style:style>
    <style:style style:name="P4" style:family="paragraph" style:parent-style-name="Standard">
      <loext:graphic-properties draw:fill-gradient-name="gradient" draw:fill-hatch-name="hatch"/>
      <style:paragraph-properties fo:line-height="200%" fo:text-align="start" style:justify-single-word="false"/>
      <style:text-properties officeooo:paragraph-rsid="001f393b"/>
    </style:style>
    <style:style style:name="P5" style:family="paragraph" style:parent-style-name="Standard">
      <loext:graphic-properties draw:fill-gradient-name="gradient" draw:fill-hatch-name="hatch"/>
      <style:paragraph-properties fo:line-height="200%" fo:text-align="start" style:justify-single-word="false"/>
      <style:text-properties officeooo:rsid="001f393b" officeooo:paragraph-rsid="001f393b"/>
    </style:style>
    <style:style style:name="T1" style:family="text">
      <style:text-properties officeooo:rsid="001f393b"/>
    </style:style>
    <style:style style:name="T2" style:family="text">
      <style:text-properties style:font-name="Times New Roman" officeooo:rsid="001f393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enneth Fancher</text:p>
      <text:p text:style-name="P1">CS250</text:p>
      <text:p text:style-name="P1">Module 7 Final Project</text:p>
      <text:p text:style-name="P1">4-16-2023</text:p>
      <text:p text:style-name="P1"/>
      <text:p text:style-name="P1"/>
      <text:p text:style-name="P2">Sprint Review and Retrospective</text:p>
      <text:p text:style-name="P2"/>
      <text:p text:style-name="P4"><text:span text:style-name="T2"><text:tab/></text:span>The SNHU Travel project was a success, thanks to the hard work and dedication of our Scrum-agile team. <text:span text:style-name="T2">After a successful project and launch, it is still imperative we come together to give a perspective on how this project went and what we can improve on. We were able to run a well concluded project and meet the expectations of our customer base, in the end. Some of the more important points we will be covering are; How the team contributed to the project, how adopting the Scrum approach changed our project and if we should continue using this approach going forward for User Stories/Project adaptability, how we utilized organization tools and Agile principles to increase efficiency, and the overall effectiveness of Agile for us. We can say that this was an overall success but delving into each aspect will allow us to separate the Do’s from the Do Not’s for the future going forward. Through this discuss and review, we aim to extract valuable insights that will inform future endeavors and improve overall performance going forward.</text:span></text:p>
      <text:p text:style-name="P4"><text:span text:style-name="T2"><text:tab/>Each member of the team provides endless value to the project, whether that be from contributing to gathering project requirements or be it doing that actual building of the project through coding. Each are as valuable as the last and bring value to their team Starting from the top, we have our Product Owner; they are responsible for working with the stakeholders to gather a more complete idea of what should be bad at the end of the day. Communicating with the actual customer base to form a robust idea of what is needed to ship out will be crucial to creating the product that the everyday person </text:span><text:soft-page-break/><text:span text:style-name="T2">will want to use. This being observable through the SNHU Travel Agency Product Owner meeting with prospects to get ideas on the focuses they wanted and then eventually changing to a Detox/Wellness Vacation focus. Our next member would be our Scrum Master, the orchestrater of the Scrum. The Scrum Master is most responsible for structuring the day to day work and responsibilities for the Developers and Testers. He would be most comparable to a manager for most jobs and is the ‘Go To’ for any situations that might require change or accommodations when working on the product. The Master’s work throughout our Scrum meetings are generally the most impactful thing, they facilitated an open conversation for keeping everybody on the same page. We then have our Tester, who could be generalized into the Development team but I will still elaborate on their role as it is an important one regardless. In larger scale productions, there will be a dedicated tester role who will be responsible for Edge/Test cases for the product. This being more specifically looking for anything that needs to be resolved or added for the product, they are essentially the filter for what gets through to the end product so that it is ensured that the end result is the ideal product. In our SNHU Travel Agency site, they were responsible for creating the User Stories, which were used to ensure that the items needed to add to the product were documented <text:s/>and given a general estimate. Our final role will be the Developer, the most important (in my opinion) and the lowest level. They are essentially the worker ants of the group, responsible for all actual building of product and the architects of the final vision. The most obvious effect they had on the product was how they built it! Everything you see is of their blood, sweat, and tears.</text:span></text:p>
      <text:p text:style-name="P3"><text:tab/>Utilizing a Scrum-agile approach to the SDLC was incredibly crucial towards helping the user stories come to fruition in the SNHU Travel project. Through the use of Agile principles, the team was able to break the project down into small, manageable tasks, where they can focus on higher priority items first. This being done through assigning a priority number and size to each of the stories, so they may be assessed which is more important and how much time they will take. This being observable the user stories created for the Travel Project, items such as; A filter, User Tailored Recommendations, and <text:soft-page-break/>Vacation Type Tailoring. The team was able to determine which of these were more paramount to the operations of the project and give them priority on the needs, such as User Tailoring being very important for users to keep interest. </text:p>
      <text:p text:style-name="P3"><text:tab/>One of the greater aspects of the Scrum-Agile approach were the ability to adapt to changes and roadblocks as they come. This is a vital aspect because sometimes the best product requires changes as new requirements come across, so being able to process this information and change to accommodate them is incredibly valuable. Our Product Owner approached the team about a change in customer targeting by transfer the product to a more Detox form of vacationing, While not the most drastic change, this is a very noticeable move from who we are targeting and what information to be processing and pushing out. Agile is designed for things like this specifically and enabled us to ‘roll with the punches’. Things were presorted into smaller sized, manageable pieces, allowing any changes that came along to be targeted and worked on without having to change the entirety of source code/designing. This being enabled as well through frequent meetings to adjust priorities and backlog adjusting, as seen fit.</text:p>
      <text:p text:style-name="P3"><text:tab/>When approaching the communication integration, I had a very able and well-spoken team who were able to articulate ideas with high proficiency. Such as this excerpt from our Tester, suggesting that we move towards a Shift-Left Model.</text:p>
      <text:p text:style-name="P4"><text:span text:style-name="T2"><text:tab/>“</text:span>Firstly, I would like to work closely with Kenny our Developer and maybe try a shift left approach.  Kenny, I believe if we collaborate regarding my test plan and your development plan early on, we can help each other catch missed items.  I have heard of other organizations trying a shift left approach and it seems very logical.  This will take some time from both of us up front, which is an obvious concern.  We can re-evaluate to see if this truly is helpful. “</text:p>
      <text:p text:style-name="P4"><text:tab/><text:tab/><text:tab/><text:tab/><text:tab/><text:tab/><text:tab/><text:tab/>-<text:span text:style-name="T1">Paige Flaherty</text:span></text:p>
      <text:p text:style-name="P5"><text:soft-page-break/>I would go on to affirm this transition, as Shift-Left is unofficially a core tenant of Agile principles. It may cause more work over the long haul but will allow for a high quality product at every stage of the game. This allows for us to consistently catch bugs throughout the development project.</text:p>
      <text:p text:style-name="P5"><text:tab/>When discussing organizational tools for our Scrum-Agile, it is hard to not mention JIRA or Kanban boards. These tools are incredible at making a forum for everybody to constantly have access to others progress and visualize our work. We also held daily stand-ups to keep everybody on the same page and allow for any issue people are experiencing to be addressed promptly and immediately. Maintaining a proper backlog also allowed us to continue to have a proper prioritization of work during our sprint planning and event reviewing. Transparency is the common theme here, allowing everybody to voice out what is going on, so that others are aware, is key to ensuring we have a team that is ‘firing on all cylinders’. The Scrum-Agile approach facilitated a framework for the team to work efficiently and provided high-quality product.</text:p>
      <text:p text:style-name="P5"><text:tab/>Overall, we can say the Scrum-agile approach was effective for the SNHU Travel project and enabled the team to work in a very efficient way. This approach helped the team properly prioritize the more important features while still allowing them to be an adaptable unit, able to handle changes and set backs as they arrive. Things like the daily stand-ups, and sprint meetings allowed for the team to continue to be on the same page and promote cooperation through the life cycle, while also allowing for feedback from stakeholders for changes needed. A con, that was apparent, was the amount of discipline that was required of the team, as a whole. For team members, who are not already experienced with Agile, this can be a rough concept to adopt and will take time to properly fill the role needed. Agile is also not the end-all be-all approach that some may paint it to be, it is a very flexible and that is it’s biggest benefit; it may not be suitable for projects with strict requirements or fixed timelines. For this instance, Agile was indeed the suitable choice and allows for the proper efficiency to operate and deliver a functional produc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6T10:35:37.304000000</meta:creation-date>
    <dc:date>2023-04-16T16:15:51.408000000</dc:date>
    <meta:editing-duration>PT5H40M15S</meta:editing-duration>
    <meta:editing-cycles>1</meta:editing-cycles>
    <meta:document-statistic meta:table-count="0" meta:image-count="0" meta:object-count="0" meta:page-count="4" meta:paragraph-count="15" meta:word-count="1430" meta:character-count="8418" meta:non-whitespace-character-count="6981"/>
    <meta:generator>LibreOffice/7.4.5.1$Windows_X86_64 LibreOffice_project/9c0871452b3918c1019dde9bfac75448afc4b57f</meta:generator>
  </office:meta>
</office:document-meta>
</file>